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4.359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59cm" svg:height="7.62cm" svg:x="1.508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286cm" svg:y1="1.762cm" svg:x2="3.286cm" svg:y2="9.382cm">
          <text:p/>
        </draw:line>
        <draw:line draw:style-name="gr2" draw:text-style-name="P2" draw:layer="layout" svg:x1="14.208cm" svg:y1="1.762cm" svg:x2="14.208cm" svg:y2="9.382cm">
          <text:p/>
        </draw:line>
        <draw:line draw:style-name="gr2" draw:text-style-name="P2" draw:layer="layout" svg:x1="1.508cm" svg:y1="3.032cm" svg:x2="16.367cm" svg:y2="3.032cm">
          <text:p/>
        </draw:line>
        <draw:line draw:style-name="gr2" draw:text-style-name="P2" draw:layer="layout" svg:x1="1.508cm" svg:y1="7.985cm" svg:x2="16.367cm" svg:y2="7.985cm">
          <text:p/>
        </draw:line>
        <draw:frame draw:style-name="gr3" draw:text-style-name="P3" draw:layer="layout" svg:width="1.349cm" svg:height="0.962cm" svg:x="1.762cm" svg:y="1.943cm">
          <draw:text-box>
            <text:p>ES</text:p>
          </draw:text-box>
        </draw:frame>
        <draw:frame draw:style-name="gr3" draw:text-style-name="P3" draw:layer="layout" svg:width="1.349cm" svg:height="0.962cm" svg:x="7.604cm" svg:y="1.943cm">
          <draw:text-box>
            <text:p>I</text:p>
          </draw:text-box>
        </draw:frame>
        <draw:frame draw:style-name="gr3" draw:text-style-name="P3" draw:layer="layout" svg:width="1.349cm" svg:height="0.962cm" svg:x="14.51cm" svg:y="2.016cm">
          <draw:text-box>
            <text:p>EF</text:p>
          </draw:text-box>
        </draw:frame>
        <draw:frame draw:style-name="gr3" draw:text-style-name="P3" draw:layer="layout" svg:width="1.349cm" svg:height="0.962cm" svg:x="1.762cm" svg:y="5.064cm">
          <draw:text-box>
            <text:p>PS</text:p>
          </draw:text-box>
        </draw:frame>
        <draw:frame draw:style-name="gr3" draw:text-style-name="P3" draw:layer="layout" svg:width="1.349cm" svg:height="0.962cm" svg:x="14.51cm" svg:y="5.191cm">
          <draw:text-box>
            <text:p>PF</text:p>
          </draw:text-box>
        </draw:frame>
        <draw:frame draw:style-name="gr3" draw:text-style-name="P3" draw:layer="layout" svg:width="1.349cm" svg:height="0.962cm" svg:x="1.762cm" svg:y="8.239cm">
          <draw:text-box>
            <text:p>LS</text:p>
          </draw:text-box>
        </draw:frame>
        <draw:frame draw:style-name="gr4" draw:text-style-name="P3" draw:layer="layout" svg:width="1.524cm" svg:height="1.673cm" svg:x="7.477cm" svg:y="8.239cm">
          <draw:text-box>
            <text:p>CA</text:p>
          </draw:text-box>
        </draw:frame>
        <draw:frame draw:style-name="gr3" draw:text-style-name="P3" draw:layer="layout" svg:width="1.349cm" svg:height="0.962cm" svg:x="14.589cm" svg:y="8.239cm">
          <draw:text-box>
            <text:p>LF</text:p>
          </draw:text-box>
        </draw:frame>
        <draw:frame draw:style-name="gr5" draw:text-style-name="P3" draw:layer="layout" svg:width="11.991cm" svg:height="6.65cm" svg:x="16.494cm" svg:y="1.843cm">
          <draw:text-box>
            <text:p>CA: Código de actividad</text:p>
            <text:p>I : Duración de actividad</text:p>
            <text:p>ES: Fecha más temprana de comienzo</text:p>
            <text:p>PS: Fecha impuesta de comienzo</text:p>
            <text:p>LS: Fecha más tardía de comienzo</text:p>
            <text:p>EF: Fecha más temprana de terminación</text:p>
            <text:p>PF: Fecha impuesta de terminación</text:p>
            <text:p>LF: Fecha más tardía de terminación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18:32.807225040</meta:creation-date>
    <dc:date>2021-02-15T12:36:29.156513794</dc:date>
    <meta:editing-duration>PT7M43S</meta:editing-duration>
    <meta:editing-cycles>7</meta:editing-cycles>
    <meta:generator>LibreOffice/6.4.6.2$Linux_X86_64 LibreOffice_project/40$Build-2</meta:generator>
    <meta:document-statistic meta:object-count="14"/>
  </office:meta>
</office:document-meta>
</file>